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03cm"/>
      <style:paragraph-properties style:writing-mode="lr-tb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03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3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  <style:paragraph-properties style:writing-mode="lr-tb"/>
    </style:style>
    <style:style style:name="gr7" style:family="graphic" style:parent-style-name="standard">
      <style:graphic-properties draw:fill="none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fill="none" draw:textarea-horizontal-align="center" draw:textarea-vertical-align="middle"/>
    </style:style>
    <style:style style:name="gr9" style:family="graphic" style:parent-style-name="standard">
      <style:graphic-properties draw:marker-start="Arrow" draw:marker-end="" draw:marker-end-width="0.3cm" draw:fill="none" draw:textarea-horizontal-align="center" draw:textarea-vertical-align="middle"/>
    </style:style>
    <style:style style:name="gr10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1.534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19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8cm" fo:min-width="0.42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15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06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47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04cm"/>
      <style:paragraph-properties style:writing-mode="lr-tb"/>
    </style:style>
    <style:style style:name="gr19" style:family="graphic" style:parent-style-name="standard">
      <style:graphic-properties svg:stroke-color="#800000" draw:marker-end="Arrow" draw:marker-end-width="0.3cm" draw:fill="none" draw:textarea-horizontal-align="center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958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9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65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447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03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31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214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874cm"/>
      <style:paragraph-properties style:writing-mode="lr-tb"/>
    </style:style>
    <style:style style:name="gr29" style:family="graphic" style:parent-style-name="standard">
      <style:graphic-properties draw:marker-end="Arrow" draw:marker-end-width="0.3cm" draw:textarea-horizontal-align="center" draw:textarea-vertical-align="middle"/>
    </style:style>
    <style:style style:name="gr30" style:family="graphic" style:parent-style-name="standard">
      <style:graphic-properties svg:stroke-color="#00a933" draw:fill="none" draw:textarea-horizontal-align="justify" draw:textarea-vertical-align="middle" draw:auto-grow-height="false" fo:min-height="1.27cm" fo:min-width="1.2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2" style:family="graphic" style:parent-style-name="objectwithoutfill">
      <style:graphic-properties svg:stroke-color="#00a933" draw:marker-end="Arrow" draw:marker-end-width="0.3cm" draw:fill="none" draw:textarea-horizontal-align="center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000080"/>
    </style:style>
    <style:style style:name="P5" style:family="paragraph">
      <loext:graphic-properties draw:fill="none" draw:fill-color="#ffffff"/>
      <style:text-properties fo:color="#800000"/>
    </style:style>
    <style:style style:name="P6" style:family="paragraph">
      <loext:graphic-properties draw:fill="none"/>
      <style:paragraph-properties fo:text-align="center"/>
      <style:text-properties fo:color="#000080"/>
    </style:style>
    <style:style style:name="P7" style:family="paragraph">
      <loext:graphic-properties draw:fill="none" draw:fill-color="#ffffff"/>
      <style:text-properties style:use-window-font-color="true"/>
    </style:style>
    <style:style style:name="P8" style:family="paragraph">
      <loext:graphic-properties draw:fill="none" draw:fill-color="#ffffff"/>
      <style:text-properties fo:color="#00a933"/>
    </style:style>
    <style:style style:name="T1" style:family="text">
      <style:text-properties fo:color="#000080"/>
    </style:style>
    <style:style style:name="T2" style:family="text">
      <style:text-properties fo:color="#800000"/>
    </style:style>
    <style:style style:name="T3" style:family="text">
      <style:text-properties style:use-window-font-color="true"/>
    </style:style>
    <style:style style:name="T4" style:family="text">
      <style:text-properties fo:color="#00a933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3.31cm" svg:height="2.037cm" svg:x="2.94cm" svg:y="3.964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1.907cm" svg:height="0.357cm" svg:x="3.31cm" svg:y="3.429cm">
            <draw:text-box>
              <text:p>start_init_dyn</text:p>
            </draw:text-box>
          </draw:frame>
          <draw:line draw:style-name="gr3" draw:text-style-name="P3" draw:layer="layout" svg:x1="2.94cm" svg:y1="5.099cm" svg:x2="6.25cm" svg:y2="5.099cm">
            <text:p/>
          </draw:line>
          <draw:frame draw:style-name="gr4" draw:text-style-name="P4" xml:id="id3" draw:id="id3" draw:layer="layout" svg:width="1.035cm" svg:height="0.357cm" svg:x="4.875cm" svg:y="4.464cm">
            <draw:text-box>
              <text:p><text:span text:style-name="T1">tsol_2d</text:span></text:p>
            </draw:text-box>
          </draw:frame>
          <draw:frame draw:style-name="gr5" draw:text-style-name="P4" xml:id="id1" draw:id="id1" draw:layer="layout" svg:width="0.341cm" svg:height="0.357cm" svg:x="3.645cm" svg:y="4.164cm">
            <draw:text-box>
              <text:p><text:span text:style-name="T1">ps</text:span></text:p>
            </draw:text-box>
          </draw:frame>
          <draw:custom-shape draw:style-name="gr1" draw:text-style-name="P1" draw:layer="layout" svg:width="4.71cm" svg:height="2.389cm" svg:x="4.815cm" svg:y="0.505cm">
            <text:p/>
            <draw:enhanced-geometry svg:viewBox="0 0 21600 21600" draw:type="rectangle" draw:enhanced-path="M 0 0 L 21600 0 21600 21600 0 21600 0 0 Z N"/>
          </draw:custom-shape>
          <draw:frame draw:style-name="gr6" draw:text-style-name="P2" draw:layer="layout" svg:width="0.713cm" svg:height="0.357cm" svg:x="6.715cm" svg:y="0.124cm">
            <draw:text-box>
              <text:p>etat0</text:p>
            </draw:text-box>
          </draw:frame>
          <draw:line draw:style-name="gr7" draw:text-style-name="P1" draw:layer="layout" svg:x1="4.815cm" svg:y1="0.94cm" svg:x2="9.525cm" svg:y2="0.94cm">
            <text:p/>
          </draw:line>
          <draw:frame draw:style-name="gr4" draw:text-style-name="P4" xml:id="id4" draw:id="id4" draw:layer="layout" svg:width="1.035cm" svg:height="0.357cm" svg:x="4.97cm" svg:y="1.405cm">
            <draw:text-box>
              <text:p><text:span text:style-name="T1">tsol_2d</text:span></text:p>
            </draw:text-box>
          </draw:frame>
          <draw:frame draw:style-name="gr5" draw:text-style-name="P4" xml:id="id2" draw:id="id2" draw:layer="layout" svg:width="0.341cm" svg:height="0.357cm" svg:x="5.16cm" svg:y="1.918cm">
            <draw:text-box>
              <text:p><text:span text:style-name="T1">ps</text:span></text:p>
            </draw:text-box>
          </draw:frame>
          <draw:connector draw:style-name="gr8" draw:text-style-name="P1" draw:layer="layout" draw:type="curve" svg:x1="3.815cm" svg:y1="4.164cm" svg:x2="5.16cm" svg:y2="2.096cm" draw:start-shape="id1" draw:start-glue-point="0" draw:end-shape="id2" draw:end-glue-point="3" svg:d="M3815 4164c0-1379 448-2068 1345-2068" svg:viewBox="0 0 1346 2069">
            <text:p/>
          </draw:connector>
          <draw:connector draw:style-name="gr9" draw:text-style-name="P1" draw:layer="layout" draw:type="curve" svg:x1="5.91cm" svg:y1="4.642cm" svg:x2="6.005cm" svg:y2="1.583cm" draw:start-shape="id3" draw:start-glue-point="1" draw:end-shape="id4" draw:end-glue-point="1" svg:d="M5910 4642c892 0 845-3059 95-3059" svg:viewBox="0 0 664 3060">
            <text:p/>
          </draw:connector>
          <draw:custom-shape draw:style-name="gr10" draw:text-style-name="P1" draw:layer="layout" svg:width="1.27cm" svg:height="2.465cm" svg:x="0.735cm" svg:y="6.37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1" draw:text-style-name="P5" draw:layer="layout" svg:width="1.539cm" svg:height="0.528cm" svg:x="0.635cm" svg:y="6.029cm">
            <draw:text-box>
              <text:p><text:span text:style-name="T2">ECDYN.nc</text:span></text:p>
            </draw:text-box>
          </draw:frame>
          <draw:frame draw:style-name="gr12" draw:text-style-name="P5" xml:id="id5" draw:id="id5" draw:layer="layout" svg:width="0.197cm" svg:height="0.528cm" svg:x="1.189cm" svg:y="6.764cm">
            <draw:text-box>
              <text:p><text:span text:style-name="T2">Z</text:span></text:p>
            </draw:text-box>
          </draw:frame>
          <draw:frame draw:style-name="gr13" draw:text-style-name="P5" xml:id="id7" draw:id="id7" draw:layer="layout" svg:width="0.425cm" svg:height="0.528cm" svg:x="1.135cm" svg:y="6.399cm">
            <draw:text-box>
              <text:p><text:span text:style-name="T2">SP</text:span></text:p>
            </draw:text-box>
          </draw:frame>
          <draw:connector draw:style-name="gr8" draw:text-style-name="P1" draw:layer="layout" draw:type="curve" svg:x1="1.386cm" svg:y1="7.028cm" svg:x2="3.611cm" svg:y2="5.628cm" draw:start-shape="id5" draw:start-glue-point="1" draw:end-shape="id6" draw:end-glue-point="3" svg:d="M1386 7028c1669 0 557-1400 2225-1400" svg:viewBox="0 0 2226 1401">
            <text:p/>
          </draw:connector>
          <draw:connector draw:style-name="gr8" draw:text-style-name="P1" draw:layer="layout" draw:type="curve" svg:x1="1.56cm" svg:y1="6.663cm" svg:x2="3.645cm" svg:y2="4.342cm" draw:start-shape="id7" draw:start-glue-point="1" draw:end-shape="id1" draw:end-glue-point="3" svg:d="M1560 6663c1555 0 513-2321 2085-2321" svg:viewBox="0 0 2086 2322">
            <text:p/>
          </draw:connector>
          <draw:frame draw:style-name="gr14" draw:text-style-name="P4" xml:id="id6" draw:id="id6" draw:layer="layout" svg:width="0.163cm" svg:height="0.357cm" svg:x="3.611cm" svg:y="5.45cm">
            <draw:text-box>
              <text:p><text:span text:style-name="T1">z</text:span></text:p>
            </draw:text-box>
          </draw:frame>
          <draw:frame draw:style-name="gr15" draw:text-style-name="P4" xml:id="id8" draw:id="id8" draw:layer="layout" svg:width="0.59cm" svg:height="0.357cm" svg:x="5.01cm" svg:y="5.425cm">
            <draw:text-box>
              <text:p><text:span text:style-name="T1">phis</text:span></text:p>
            </draw:text-box>
          </draw:frame>
          <draw:connector draw:style-name="gr8" draw:text-style-name="P6" draw:layer="layout" draw:type="curve" svg:x1="5.01cm" svg:y1="5.603cm" svg:x2="3.815cm" svg:y2="4.521cm" draw:start-shape="id8" draw:start-glue-point="3" draw:end-shape="id1" draw:end-glue-point="2" svg:d="M5010 5603c-797 0-1195-360-1195-1082" svg:viewBox="0 0 1196 1083">
            <text:p/>
          </draw:connector>
          <draw:connector draw:style-name="gr8" draw:text-style-name="P6" draw:layer="layout" draw:type="curve" svg:x1="5.392cm" svg:y1="4.464cm" svg:x2="3.986cm" svg:y2="4.342cm" draw:start-shape="id3" draw:start-glue-point="0" draw:end-shape="id1" draw:end-glue-point="1" svg:d="M5392 4464c0-82-468-122-1406-122" svg:viewBox="0 0 1407 123">
            <text:p/>
          </draw:connector>
          <draw:custom-shape draw:style-name="gr1" draw:text-style-name="P6" draw:layer="layout" svg:width="1.27cm" svg:height="0.987cm" svg:x="2.381cm" svg:y="1.045cm">
            <text:p/>
            <draw:enhanced-geometry svg:viewBox="0 0 21600 21600" draw:type="rectangle" draw:enhanced-path="M 0 0 L 21600 0 21600 21600 0 21600 0 0 Z N"/>
          </draw:custom-shape>
          <draw:frame draw:style-name="gr16" draw:text-style-name="P4" draw:layer="layout" svg:width="2.068cm" svg:height="0.357cm" svg:x="2.081cm" svg:y="0.665cm">
            <draw:text-box>
              <text:p><text:span text:style-name="T1">start_init_phys</text:span></text:p>
            </draw:text-box>
          </draw:frame>
          <draw:line draw:style-name="gr7" draw:text-style-name="P6" draw:layer="layout" svg:x1="2.381cm" svg:y1="1.594cm" svg:x2="3.651cm" svg:y2="1.594cm">
            <text:p/>
          </draw:line>
          <draw:frame draw:style-name="gr4" draw:text-style-name="P4" xml:id="id10" draw:id="id10" draw:layer="layout" svg:width="1.035cm" svg:height="0.357cm" svg:x="2.516cm" svg:y="1.159cm">
            <draw:text-box>
              <text:p><text:span text:style-name="T1">tsol_2d</text:span></text:p>
            </draw:text-box>
          </draw:frame>
          <draw:custom-shape draw:style-name="gr10" draw:text-style-name="P1" draw:layer="layout" svg:width="1.27cm" svg:height="0.462cm" svg:x="0.465cm" svg:y="1.119cm">
            <text:p/>
            <draw:enhanced-geometry svg:viewBox="0 0 21600 21600" draw:type="rectangle" draw:enhanced-path="M 0 0 L 21600 0 21600 21600 0 21600 0 0 Z N"/>
          </draw:custom-shape>
          <draw:frame draw:style-name="gr17" draw:text-style-name="P5" draw:layer="layout" svg:width="1.479cm" svg:height="0.357cm" svg:x="0.365cm" svg:y="0.754cm">
            <draw:text-box>
              <text:p><text:span text:style-name="T2">ECPHY.nc</text:span></text:p>
            </draw:text-box>
          </draw:frame>
          <draw:frame draw:style-name="gr18" draw:text-style-name="P5" xml:id="id9" draw:id="id9" draw:layer="layout" svg:width="0.408cm" svg:height="0.357cm" svg:x="0.865cm" svg:y="1.224cm">
            <draw:text-box>
              <text:p><text:span text:style-name="T2">ST</text:span></text:p>
            </draw:text-box>
          </draw:frame>
          <draw:connector draw:style-name="gr19" draw:text-style-name="P6" draw:layer="layout" draw:type="curve" svg:x1="1.273cm" svg:y1="1.402cm" svg:x2="2.516cm" svg:y2="1.337cm" draw:start-shape="id9" draw:start-glue-point="1" draw:end-shape="id10" draw:end-glue-point="3" svg:d="M1273 1402c924 0 303-65 1243-65" svg:viewBox="0 0 1244 66">
            <text:p/>
          </draw:connector>
          <draw:connector draw:style-name="gr8" draw:text-style-name="P6" draw:layer="layout" draw:type="curve" svg:x1="3.551cm" svg:y1="1.337cm" svg:x2="4.97cm" svg:y2="1.583cm" draw:start-shape="id10" draw:start-glue-point="1" draw:end-shape="id4" svg:d="M3551 1337c1056 0 347 246 1419 246" svg:viewBox="0 0 1420 247">
            <text:p/>
          </draw:connector>
          <draw:custom-shape draw:style-name="gr1" draw:text-style-name="P6" draw:layer="layout" svg:width="1.27cm" svg:height="1.27cm" svg:x="7.24cm" svg:y="6.474cm">
            <text:p/>
            <draw:enhanced-geometry svg:viewBox="0 0 21600 21600" draw:type="rectangle" draw:enhanced-path="M 0 0 L 21600 0 21600 21600 0 21600 0 0 Z N"/>
          </draw:custom-shape>
          <draw:frame draw:style-name="gr20" draw:text-style-name="P7" draw:layer="layout" svg:width="1.958cm" svg:height="0.357cm" svg:x="6.94cm" svg:y="6.053cm">
            <draw:text-box>
              <text:p><text:span text:style-name="T3">start_inter_3d</text:span></text:p>
            </draw:text-box>
          </draw:frame>
          <draw:line draw:style-name="gr7" draw:text-style-name="P6" draw:layer="layout" svg:x1="7.24cm" svg:y1="6.909cm" svg:x2="8.51cm" svg:y2="6.909cm">
            <text:p/>
          </draw:line>
          <draw:frame draw:style-name="gr21" draw:text-style-name="P4" xml:id="id11" draw:id="id11" draw:layer="layout" svg:width="0.802cm" svg:height="0.357cm" svg:x="7.44cm" svg:y="6.501cm">
            <draw:text-box>
              <text:p><text:span text:style-name="T1">var3d</text:span></text:p>
            </draw:text-box>
          </draw:frame>
          <draw:frame draw:style-name="gr22" draw:text-style-name="P4" xml:id="id12" draw:id="id12" draw:layer="layout" svg:width="0.679cm" svg:height="0.357cm" svg:x="8.015cm" svg:y="1.109cm">
            <draw:text-box>
              <text:p><text:span text:style-name="T1">ucov</text:span></text:p>
            </draw:text-box>
          </draw:frame>
          <draw:frame draw:style-name="gr23" draw:text-style-name="P4" xml:id="id13" draw:id="id13" draw:layer="layout" svg:width="0.662cm" svg:height="0.357cm" svg:x="7.915cm" svg:y="1.565cm">
            <draw:text-box>
              <text:p><text:span text:style-name="T1">vcov</text:span></text:p>
            </draw:text-box>
          </draw:frame>
          <draw:frame draw:style-name="gr24" draw:text-style-name="P4" xml:id="id14" draw:id="id14" draw:layer="layout" svg:width="0.447cm" svg:height="0.357cm" svg:x="8.083cm" svg:y="1.899cm">
            <draw:text-box>
              <text:p><text:span text:style-name="T1">t3d</text:span></text:p>
            </draw:text-box>
          </draw:frame>
          <draw:frame draw:style-name="gr25" draw:text-style-name="P4" xml:id="id15" draw:id="id15" draw:layer="layout" svg:width="1.103cm" svg:height="0.357cm" svg:x="7.315cm" svg:y="2.279cm">
            <draw:text-box>
              <text:p><text:span text:style-name="T1">q(:,:,:,1)</text:span></text:p>
            </draw:text-box>
          </draw:frame>
          <draw:connector draw:style-name="gr8" draw:text-style-name="P6" draw:layer="layout" draw:type="curve" svg:x1="8.242cm" svg:y1="6.679cm" svg:x2="8.694cm" svg:y2="1.287cm" draw:start-shape="id11" draw:start-glue-point="1" draw:end-shape="id12" draw:end-glue-point="1" svg:d="M8242 6679c1441 0 1215-5392 452-5392" svg:viewBox="0 0 1056 5393">
            <text:p/>
          </draw:connector>
          <draw:connector draw:style-name="gr8" draw:text-style-name="P6" draw:layer="layout" draw:type="curve" svg:x1="8.242cm" svg:y1="6.679cm" svg:x2="8.577cm" svg:y2="1.743cm" draw:start-shape="id11" draw:start-glue-point="1" draw:end-shape="id13" draw:end-glue-point="1" svg:d="M8242 6679c1266 0 1098-4936 335-4936" svg:viewBox="0 0 931 4937">
            <text:p/>
          </draw:connector>
          <draw:connector draw:style-name="gr8" draw:text-style-name="P6" draw:layer="layout" draw:type="curve" svg:x1="8.242cm" svg:y1="6.679cm" svg:x2="8.53cm" svg:y2="2.077cm" draw:start-shape="id11" draw:start-glue-point="1" draw:end-shape="id14" draw:end-glue-point="1" svg:d="M8242 6679c1182 0 1038-4602 288-4602" svg:viewBox="0 0 871 4603">
            <text:p/>
          </draw:connector>
          <draw:connector draw:style-name="gr8" draw:text-style-name="P6" draw:layer="layout" draw:type="curve" svg:x1="8.242cm" svg:y1="6.679cm" svg:x2="8.418cm" svg:y2="2.457cm" draw:start-shape="id11" draw:start-glue-point="1" draw:end-shape="id15" draw:end-glue-point="1" svg:d="M8242 6679c1014 0 926-4222 176-4222" svg:viewBox="0 0 751 4223">
            <text:p/>
          </draw:connector>
          <draw:frame draw:style-name="gr26" draw:text-style-name="P5" xml:id="id16" draw:id="id16" draw:layer="layout" svg:width="0.231cm" svg:height="0.357cm" svg:x="1.194cm" svg:y="7.188cm">
            <draw:text-box>
              <text:p><text:span text:style-name="T2">U</text:span></text:p>
            </draw:text-box>
          </draw:frame>
          <draw:frame draw:style-name="gr27" draw:text-style-name="P5" xml:id="id17" draw:id="id17" draw:layer="layout" svg:width="0.214cm" svg:height="0.357cm" svg:x="1.2cm" svg:y="7.549cm">
            <draw:text-box>
              <text:p><text:span text:style-name="T2">V</text:span></text:p>
            </draw:text-box>
          </draw:frame>
          <draw:frame draw:style-name="gr28" draw:text-style-name="P5" xml:id="id18" draw:id="id18" draw:layer="layout" svg:width="0.883cm" svg:height="0.357cm" svg:x="0.847cm" svg:y="7.951cm">
            <draw:text-box>
              <text:p><text:span text:style-name="T2">TEMP</text:span></text:p>
            </draw:text-box>
          </draw:frame>
          <draw:frame draw:style-name="gr26" draw:text-style-name="P5" xml:id="id19" draw:id="id19" draw:layer="layout" svg:width="0.231cm" svg:height="0.357cm" svg:x="1.16cm" svg:y="8.339cm">
            <draw:text-box>
              <text:p><text:span text:style-name="T2">R</text:span></text:p>
            </draw:text-box>
          </draw:frame>
          <draw:connector draw:style-name="gr8" draw:text-style-name="P6" draw:layer="layout" draw:type="curve" svg:x1="1.425cm" svg:y1="7.366cm" svg:x2="7.841cm" svg:y2="6.858cm" draw:start-shape="id16" draw:start-glue-point="1" draw:end-shape="id11" draw:end-glue-point="2" svg:d="M1425 7366c4278 0 6416-169 6416-508" svg:viewBox="0 0 6417 509">
            <text:p/>
          </draw:connector>
          <draw:connector draw:style-name="gr8" draw:text-style-name="P6" draw:layer="layout" draw:type="curve" svg:x1="1.414cm" svg:y1="7.727cm" svg:x2="7.841cm" svg:y2="6.858cm" draw:start-shape="id17" draw:start-glue-point="1" draw:end-shape="id11" draw:end-glue-point="2" svg:d="M1414 7727c4285 0 6427-289 6427-869" svg:viewBox="0 0 6428 870">
            <text:p/>
          </draw:connector>
          <draw:connector draw:style-name="gr8" draw:text-style-name="P6" draw:layer="layout" draw:type="curve" svg:x1="1.73cm" svg:y1="8.129cm" svg:x2="7.841cm" svg:y2="6.858cm" draw:start-shape="id18" draw:start-glue-point="1" draw:end-shape="id11" draw:end-glue-point="2" svg:d="M1730 8129c4074 0 6111-423 6111-1271" svg:viewBox="0 0 6112 1272">
            <text:p/>
          </draw:connector>
          <draw:connector draw:style-name="gr8" draw:text-style-name="P6" draw:layer="layout" draw:type="curve" svg:x1="1.391cm" svg:y1="8.517cm" svg:x2="7.841cm" svg:y2="6.858cm" draw:start-shape="id19" draw:start-glue-point="1" draw:end-shape="id11" draw:end-glue-point="2" svg:d="M1391 8517c4300 0 6450-553 6450-1659" svg:viewBox="0 0 6451 1660">
            <text:p/>
          </draw:connector>
          <draw:connector draw:style-name="gr29" draw:text-style-name="P3" draw:layer="layout" draw:type="line" svg:x1="3.692cm" svg:y1="5.45cm" svg:x2="3.815cm" svg:y2="4.521cm" draw:start-shape="id6" draw:start-glue-point="0" draw:end-shape="id1" draw:end-glue-point="2" svg:d="M3692 5450l123-929" svg:viewBox="0 0 124 930">
            <text:p/>
          </draw:connector>
          <draw:custom-shape draw:style-name="gr30" draw:text-style-name="P1" draw:layer="layout" svg:width="1.27cm" svg:height="1.27cm" svg:x="7.17cm" svg:y="4.375cm">
            <text:p/>
            <draw:enhanced-geometry svg:viewBox="0 0 21600 21600" draw:type="rectangle" draw:enhanced-path="M 0 0 L 21600 0 21600 21600 0 21600 0 0 Z N"/>
          </draw:custom-shape>
          <draw:frame draw:style-name="gr31" draw:text-style-name="P8" draw:layer="layout" svg:width="1.793cm" svg:height="0.357cm" svg:x="6.87cm" svg:y="3.989cm">
            <draw:text-box>
              <text:p><text:span text:style-name="T4">grid_noro_m</text:span></text:p>
            </draw:text-box>
          </draw:frame>
          <draw:frame draw:style-name="gr31" draw:text-style-name="P8" xml:id="id20" draw:id="id20" draw:layer="layout" svg:width="0.59cm" svg:height="0.357cm" svg:x="7.545cm" svg:y="4.717cm">
            <draw:text-box>
              <text:p><text:span text:style-name="T4">phis</text:span></text:p>
            </draw:text-box>
          </draw:frame>
          <draw:connector draw:style-name="gr32" draw:text-style-name="P1" draw:layer="layout" draw:type="curve" svg:x1="7.84cm" svg:y1="5.074cm" svg:x2="5.6cm" svg:y2="5.603cm" draw:start-shape="id20" draw:start-glue-point="2" draw:end-shape="id8" draw:end-glue-point="1" svg:d="M7840 5074c0 353-746 529-2240 529" svg:viewBox="0 0 2241 530">
            <text:p/>
          </draw:connector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cm" fo:padding-bottom="0cm" fo:padding-left="0cm" fo:padding-right="0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GUEZ Lionel</meta:initial-creator>
    <meta:creation-date>2011-03-24T14:07:53</meta:creation-date>
    <dc:date>2022-02-09T13:02:25.192156226</dc:date>
    <meta:editing-duration>PT4H1M3S</meta:editing-duration>
    <meta:editing-cycles>46</meta:editing-cycles>
    <meta:generator>LibreOffice/6.4.7.2$Linux_X86_64 LibreOffice_project/40$Build-2</meta:generator>
    <meta:document-statistic meta:object-count="57"/>
  </office:meta>
</office:document-meta>
</file>